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4.523cm" draw:visible-area-height="2.962cm" draw:ole-draw-aspect="1"/>
    </style:style>
    <style:style style:name="gr2" style:family="graphic" style:parent-style-name="standard">
      <style:graphic-properties draw:visible-area-left="0cm" draw:visible-area-top="0cm" draw:visible-area-width="4.604cm" draw:visible-area-height="1.851cm" draw:ole-draw-aspect="1"/>
    </style:style>
    <style:style style:name="gr3" style:family="graphic" style:parent-style-name="standard">
      <style:graphic-properties draw:visible-area-left="0cm" draw:visible-area-top="0cm" draw:visible-area-width="4.154cm" draw:visible-area-height="2.646cm" draw:ole-draw-aspect="1"/>
    </style:style>
    <style:style style:name="gr4" style:family="graphic" style:parent-style-name="standard">
      <style:graphic-properties draw:visible-area-left="0cm" draw:visible-area-top="0cm" draw:visible-area-width="4.551cm" draw:visible-area-height="2.646cm" draw:ole-draw-aspect="1"/>
    </style:style>
    <style:style style:name="gr5" style:family="graphic" style:parent-style-name="standard">
      <style:graphic-properties draw:visible-area-left="0cm" draw:visible-area-top="0cm" draw:visible-area-width="4.789cm" draw:visible-area-height="2.646cm" draw:ole-draw-aspect="1"/>
    </style:style>
    <style:style style:name="gr6" style:family="graphic" style:parent-style-name="standard">
      <style:graphic-properties draw:visible-area-left="0cm" draw:visible-area-top="0cm" draw:visible-area-width="3.994cm" draw:visible-area-height="1.72cm" draw:ole-draw-aspect="1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layer="layout" svg:width="4.524cm" svg:height="2.963cm" svg:x="3.588cm" svg:y="1.25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35cm" svg:height="2.553cm" svg:x="9.303cm" svg:y="1.251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4.154cm" svg:height="2.646cm" svg:x="3.8cm" svg:y="5.708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4.551cm" svg:height="2.646cm" svg:x="3.588cm" svg:y="9.941cm">
          <draw:object-ole draw:class-id="D3E34B21-9D75-101A-8c3d-00aa001a1652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6.985cm" svg:height="3.859cm" svg:x="9.515cm" svg:y="9.241cm">
          <draw:object-ole draw:class-id="D3E34B21-9D75-101A-8c3d-00aa001a1652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6.35cm" svg:height="2.734cm" svg:x="9.5cm" svg:y="5.3cm">
          <draw:object-ole draw:class-id="D3E34B21-9D75-101A-8c3d-00aa001a1652"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6.2cm" svg:y1="3cm" svg:x2="6.2cm" svg:y2="7.5cm">
          <text:p/>
        </draw:line>
        <draw:line draw:style-name="gr7" draw:text-style-name="P1" draw:layer="layout" svg:x1="4.7cm" svg:y1="7.5cm" svg:x2="4.7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26:11.89</dc:date>
    <meta:editing-duration>PT2M45S</meta:editing-duration>
    <meta:editing-cycles>1</meta:editing-cycles>
    <meta:document-statistic meta:object-count="8"/>
    <meta:generator>OpenOffice.org/3.3$Win32 OpenOffice.org_project/330m20$Build-9567</meta:generator>
  </office:meta>
</office:document-meta>
</file>